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6.985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3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4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5" style:family="paragraph" style:parent-style-name="Normal" style:list-style-name="L2">
      <style:paragraph-properties fo:line-height="150%" fo:text-align="start" style:justify-single-word="false"/>
    </style:style>
    <style:style style:name="P16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17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18" style:family="paragraph" style:parent-style-name="doc_5f_comment">
      <style:paragraph-properties fo:line-height="150%"/>
    </style:style>
    <style:style style:name="P19" style:family="paragraph" style:parent-style-name="doc_5f_comment">
      <style:paragraph-properties fo:line-height="150%"/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style:use-window-font-color="true" style:font-name="Arial1" style:font-size-asian="12pt" style:font-name-complex="Arial1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1.2 </text:span><text:bookmark-start text:name="_Toc253130914"/><text:bookmark-start text:name="_Toc253130836"/><text:bookmark-start text:name="_Toc253128840"/><text:span text:style-name="T3">Use Case 2: </text:span><text:bookmark-end text:name="_Toc253130914"/><text:bookmark-end text:name="_Toc253130836"/><text:bookmark-end text:name="_Toc253128840"/><text:span text:style-name="T3">Styre klodsplacering.</text:span></text:h>
      <text:p text:style-name="P1"><text:bookmark-start text:name="_Toc253128841"/><text:span text:style-name="T5">Test case: </text:span><text:bookmark-end text:name="_Toc253128841"/><text:span text:style-name="T5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</table:table-cell>
          <table:table-cell table:style-name="Tabel12.A1" office:value-type="string">
            <text:p text:style-name="P1">Styresystem skal være startet op samt skal der være tilgængelige klodser til stede. </text:p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Brugeren styrer klodsplacering.</text:p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1248997" text:style-name="L1">
              <text:list-item>
                <text:p text:style-name="P12"/>
              </text:list-item>
            </text:list>
          </table:table-cell>
          <table:table-cell table:style-name="Tabel13.A1" office:value-type="string">
            <text:p text:style-name="P4">Brugeren interagerer med brugergrænsefladen.</text:p>
          </table:table-cell>
          <table:table-cell table:style-name="Tabel13.A1" office:value-type="string">
            <text:p text:style-name="P4"/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1420525" text:continue-numbering="true" text:style-name="L1">
              <text:list-item>
                <text:p text:style-name="P13"/>
              </text:list-item>
            </text:list>
          </table:table-cell>
          <table:table-cell table:style-name="Tabel13.A3" office:value-type="string">
            <text:p text:style-name="P5">Robotten tager en rød klods og tager målinger af denne. </text:p>
          </table:table-cell>
          <table:table-cell table:style-name="Tabel13.A3" office:value-type="string">
            <text:p text:style-name="P6"><text:span text:style-name="Standardskrifttype_20_i_20_afsnit"><text:span text:style-name="T2">Robotarmen tager en rød klods, måler dens dimensioner og dens masse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1426834" text:continue-numbering="true" text:style-name="L1">
              <text:list-item>
                <text:p text:style-name="P13"/>
              </text:list-item>
            </text:list>
          </table:table-cell>
          <table:table-cell table:style-name="Tabel13.A3" office:value-type="string">
            <text:p text:style-name="P5">Brugeren vælger placering af klodsen.</text:p>
          </table:table-cell>
          <table:table-cell table:style-name="Tabel13.A3" office:value-type="string">
            <text:p text:style-name="P19"><text:span text:style-name="Standardskrifttype_20_i_20_afsnit"><text:span text:style-name="T4">Robotarmen bevæger sig mod brugerens ønskede placering af klodsen og placerer klodsen med en usikkerhed på 1 cm. 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2"/>
      <text:p text:style-name="P3"><text:bookmark-start text:name="_Toc2531288411"/><text:span text:style-name="T5">Test case: </text:span><text:bookmark-end text:name="_Toc2531288411"/><text:span text:style-name="T5">Afvigelses forløb 4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Styresystem skal være startet op samt skal der være tilgængelige klodser til stede. 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Brugeren styrer klodsplacering, men er ikke præcis.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1250708" text:style-name="L2">
              <text:list-item>
                <text:p text:style-name="P15"/>
              </text:list-item>
            </text:list>
          </table:table-cell>
          <table:table-cell table:style-name="Tabel2.A1" office:value-type="string">
            <text:p text:style-name="P4">Klodsen placeres ikke på det korrekte sted. </text:p>
          </table:table-cell>
          <table:table-cell table:style-name="Tabel2.A1" office:value-type="string">
            <text:p text:style-name="P4">Der udskrives en fejl, at denne ikke er placeret korrekt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3"><text:bookmark-start text:name="_Toc25312884111"/><text:span text:style-name="T5">Test case: </text:span><text:bookmark-end text:name="_Toc25312884111"/><text:span text:style-name="T5">Afvigelses forløb 4.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  <text:p text:style-name="P1"/>
          </table:table-cell>
          <table:table-cell table:style-name="Table1.A1" office:value-type="string">
            <text:p text:style-name="P1">Styresystemet er oppe at køre, og computeren er forbundet med SCORBOT systemet, samt er manuel styringsdialogen oppe at køre.<text:line-break/>(En af akserne har bevæget sig maksimalt i én retning.)</text:p>
            <text:p text:style-name="P1"/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Problemer med at forbinde til SCORBOTTEN.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TRIN</text:p>
            </table:table-cell>
            <table:table-cell table:style-name="Table2.B1" office:value-type="string">
              <text:p text:style-name="P8">Aktion/Input </text:p>
            </table:table-cell>
            <table:table-cell table:style-name="Table2.C1" office:value-type="string">
              <text:p text:style-name="P8">Forventet resultat</text:p>
            </table:table-cell>
            <table:table-cell table:style-name="Table2.D1" office:value-type="string">
              <text:p text:style-name="P9">CHK</text:p>
            </table:table-cell>
            <table:table-cell table:style-name="Table2.E1" office:value-type="string">
              <text:p text:style-name="P10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1414994" text:continue-list="list31250708" text:style-name="L2">
              <text:list-item text:start-value="1">
                <text:p text:style-name="P15"/>
              </text:list-item>
            </text:list>
          </table:table-cell>
          <table:table-cell table:style-name="Table2.A1" office:value-type="string">
            <text:p text:style-name="P5">Brugeren trykker på brugergrænsefladen eller på en tastatur genvej.<text:line-break/>(I en retning som der ikke kan bevæges <text:s/>sig mere i.)</text:p>
          </table:table-cell>
          <table:table-cell table:style-name="Table2.A1" office:value-type="string">
            <text:p text:style-name="P4">Robotten vil ikke bevæge sig i retning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12T11:29:30.34</dc:date>
    <meta:editing-duration>PT2H16M45S</meta:editing-duration>
    <meta:editing-cycles>22</meta:editing-cycles>
    <meta:generator>LibreOffice/3.5$Windows_x86 LibreOffice_project/dc9775d-05ecbee-0851ad3-1586698-727bf66</meta:generator>
    <meta:document-statistic meta:table-count="6" meta:image-count="0" meta:object-count="0" meta:page-count="3" meta:paragraph-count="40" meta:word-count="206" meta:character-count="1400" meta:non-whitespace-character-count="1225"/>
  </office:meta>
</office:document-meta>
</file>